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6936*"/>
    </style:style>
    <style:style style:name="Table1.B" style:family="table-column">
      <style:table-column-properties style:rel-column-width="25035*"/>
    </style:style>
    <style:style style:name="Table1.C" style:family="table-column">
      <style:table-column-properties style:rel-column-width="23563*"/>
    </style:style>
  </office:automatic-styles>
  <office:body>
    <office:text>
      <text:p text:style-name="Title">5.1 Policy Analysis</text:p>
      <text:p text:style-name="Subtitle">POSC 315 - Introduction to Public Policy</text:p>
      <text:p text:style-name="Author">David P. Adams, Ph.D.</text:p>
      <text:h text:style-name="Heading_20_1" text:outline-level="1"><text:bookmark-start text:name="slide-2-lecture-overview"/>Slide 2: Lecture Overview<text:bookmark-end text:name="slide-2-lecture-overview"/></text:h>
      <text:list text:style-name="L1">
        <text:list-item>
          <text:p text:style-name="P1"><text:span text:style-name="T1">Today’s Topics:</text:span></text:p>
          <text:list text:style-name="L2">
            <text:list-item>
              <text:p text:style-name="P2">Definition and Nature of Policy Analysis</text:p>
            </text:list-item>
            <text:list-item>
              <text:p text:style-name="P2">Problem Definition and Social Construction</text:p>
            </text:list-item>
            <text:list-item>
              <text:p text:style-name="P2">Root Causes vs. Proximate Causes</text:p>
            </text:list-item>
            <text:list-item>
              <text:p text:style-name="P2">Rational-Comprehensive Approach</text:p>
            </text:list-item>
            <text:list-item>
              <text:p text:style-name="P2">Post-Positivist Approaches</text:p>
            </text:list-item>
            <text:list-item>
              <text:p text:style-name="P2">The Political Nature of Policy Analysis</text:p>
            </text:list-item>
          </text:list>
        </text:list-item>
      </text:list>
      <text:p text:style-name="Horizontal_20_Line"/>
      <text:h text:style-name="Heading_20_1" text:outline-level="1"><text:bookmark-start text:name="slide-3-what-is-policy-analysis"/>Slide 3: What is Policy Analysis?<text:bookmark-end text:name="slide-3-what-is-policy-analysis"/></text:h>
      <text:list text:style-name="L3">
        <text:list-item>
          <text:p text:style-name="P3"><text:span text:style-name="T1">Definition:</text:span></text:p>
          <text:list text:style-name="L4">
            <text:list-item>
              <text:p text:style-name="P4">The systematic evaluation of policy alternatives to address public problems.</text:p>
            </text:list-item>
          </text:list>
        </text:list-item>
        <text:list-item>
          <text:p text:style-name="P3"><text:span text:style-name="T1">Purpose:</text:span></text:p>
          <text:list text:style-name="L5">
            <text:list-item>
              <text:p text:style-name="P5">To inform public deliberation and decision-making.</text:p>
            </text:list-item>
          </text:list>
        </text:list-item>
        <text:list-item>
          <text:p text:style-name="P3"><text:span text:style-name="T1">Nature:</text:span></text:p>
          <text:list text:style-name="L6">
            <text:list-item>
              <text:p text:style-name="P6">Part science (empirical analysis)</text:p>
            </text:list-item>
            <text:list-item>
              <text:p text:style-name="P6">Part art (normative judgment)</text:p>
            </text:list-item>
          </text:list>
        </text:list-item>
      </text:list>
      <text:p text:style-name="Horizontal_20_Line"/>
      <text:h text:style-name="Heading_20_1" text:outline-level="1"><text:bookmark-start text:name="slide-4-the-nature-of-policy-analysis"/>Slide 4: The Nature of Policy Analysis<text:bookmark-end text:name="slide-4-the-nature-of-policy-analysis"/></text:h>
      <text:list text:style-name="L7">
        <text:list-item>
          <text:p text:style-name="P7"><text:span text:style-name="T1">Regular Activities:</text:span></text:p>
          <text:list text:style-name="L8">
            <text:list-item>
              <text:p text:style-name="P8">Collecting and interpreting data</text:p>
            </text:list-item>
            <text:list-item>
              <text:p text:style-name="P8">Clarifying causes and effects</text:p>
            </text:list-item>
            <text:list-item>
              <text:p text:style-name="P8">Anticipating consequences of policy options</text:p>
            </text:list-item>
          </text:list>
        </text:list-item>
        <text:list-item>
          <text:p text:style-name="P7"><text:span text:style-name="T1">Roles:</text:span></text:p>
          <text:list text:style-name="L9">
            <text:list-item>
              <text:p text:style-name="P9"><text:span text:style-name="T1">Descriptive:</text:span> Understanding the problem</text:p>
            </text:list-item>
            <text:list-item>
              <text:p text:style-name="P9"><text:span text:style-name="T1">Prescriptive:</text:span> Recommending solutions</text:p>
            </text:list-item>
          </text:list>
        </text:list-item>
      </text:list>
      <text:p text:style-name="Horizontal_20_Line"/>
      <text:h text:style-name="Heading_20_1" text:outline-level="1"><text:bookmark-start text:name="slide-5-importance-of-problem-definition"/>Slide 5: Importance of Problem Definition<text:bookmark-end text:name="slide-5-importance-of-problem-definition"/></text:h>
      <text:list text:style-name="L10">
        <text:list-item>
          <text:p text:style-name="P10"><text:span text:style-name="T1">Starting Point:</text:span> Effective policy analysis begins with a clear problem definition.</text:p>
        </text:list-item>
        <text:list-item>
          <text:p text:style-name="P10"><text:span text:style-name="T1">Challenges:</text:span></text:p>
          <text:list text:style-name="L11">
            <text:list-item>
              <text:p text:style-name="P11">Complexity and multifaceted nature of public problems</text:p>
            </text:list-item>
            <text:list-item>
              <text:p text:style-name="P11">Diverse perspectives and interests</text:p>
            </text:list-item>
          </text:list>
        </text:list-item>
        <text:list-item>
          <text:p text:style-name="P10"><text:span text:style-name="T1">Impact:</text:span></text:p>
          <text:list text:style-name="L12">
            <text:list-item>
              <text:p text:style-name="P12">Shapes the range of possible solutions</text:p>
            </text:list-item>
            <text:list-item>
              <text:p text:style-name="P12">Influences stakeholder engagement</text:p>
            </text:list-item>
          </text:list>
        </text:list-item>
        <text:list-item>
          <text:p text:style-name="P10"><text:span text:style-name="T1">Group Activity:</text:span></text:p>
          <text:list text:style-name="L13">
            <text:list-item>
              <text:p text:style-name="P13">Interactive exercise to define a real-world problem statement and identify key stakeholders involved.</text:p>
            </text:list-item>
          </text:list>
        </text:list-item>
      </text:list>
      <text:p text:style-name="Horizontal_20_Line"/>
      <text:h text:style-name="Heading_20_1" text:outline-level="1"><text:bookmark-start text:name="slide-6-the-social-construction-of-problems"/>Slide 6: The Social Construction of Problems<text:bookmark-end text:name="slide-6-the-social-construction-of-problems"/></text:h>
      <text:list text:style-name="L14">
        <text:list-item>
          <text:p text:style-name="P14"><text:span text:style-name="T1">Concept:</text:span></text:p>
          <text:list text:style-name="L15">
            <text:list-item>
              <text:p text:style-name="P15">Problems are framed based on societal values and beliefs.</text:p>
            </text:list-item>
          </text:list>
        </text:list-item>
        <text:list-item>
          <text:p text:style-name="P14"><text:span text:style-name="T1">Implications:</text:span></text:p>
          <text:list text:style-name="L16">
            <text:list-item>
              <text:p text:style-name="P16">What is considered a “problem” can vary across groups.</text:p>
            </text:list-item>
            <text:list-item>
              <text:p text:style-name="P16">Influences policy agendas and priorities.</text:p>
            </text:list-item>
          </text:list>
        </text:list-item>
        <text:list-item>
          <text:p text:style-name="P14"><text:span text:style-name="T1">Examples:</text:span></text:p>
          <text:list text:style-name="L17">
            <text:list-item>
              <text:p text:style-name="P17">Climate change perception</text:p>
            </text:list-item>
            <text:list-item>
              <text:p text:style-name="P17">Definitions of poverty</text:p>
            </text:list-item>
          </text:list>
        </text:list-item>
      </text:list>
      <text:p text:style-name="Horizontal_20_Line"/>
      <text:h text:style-name="Heading_20_1" text:outline-level="1"><text:bookmark-start text:name="slide-7-root-causes-vs.-proximate-causes"/>Slide 7: Root Causes vs. Proximate Causes<text:bookmark-end text:name="slide-7-root-causes-vs.-proximate-causes"/></text:h>
      <text:list text:style-name="L18">
        <text:list-item>
          <text:p text:style-name="P18"><text:span text:style-name="T1">Root Causes:</text:span></text:p>
          <text:list text:style-name="L19">
            <text:list-item>
              <text:p text:style-name="P19">Fundamental underlying issues.</text:p>
            </text:list-item>
            <text:list-item>
              <text:p text:style-name="P19">Addressing them can lead to long-term solutions.</text:p>
            </text:list-item>
          </text:list>
        </text:list-item>
        <text:list-item>
          <text:p text:style-name="P18"><text:span text:style-name="T1">Proximate Causes:</text:span></text:p>
          <text:list text:style-name="L20">
            <text:list-item>
              <text:p text:style-name="P20">Immediate, surface-level issues.</text:p>
            </text:list-item>
            <text:list-item>
              <text:p text:style-name="P20">Easier to address in the short term.</text:p>
            </text:list-item>
          </text:list>
        </text:list-item>
        <text:list-item>
          <text:p text:style-name="P18"><text:span text:style-name="T1">Debate:</text:span></text:p>
          <text:list text:style-name="L21">
            <text:list-item>
              <text:p text:style-name="P21">Should policy focus on root or proximate causes?</text:p>
            </text:list-item>
            <text:list-item>
              <text:p text:style-name="P21"><text:span text:style-name="T1">Pros of Root Cause Analysis:</text:span></text:p>
              <text:list text:style-name="L22">
                <text:list-item>
                  <text:p text:style-name="P22">Sustainable change</text:p>
                </text:list-item>
                <text:list-item>
                  <text:p text:style-name="P22">Addresses systemic issues</text:p>
                </text:list-item>
              </text:list>
            </text:list-item>
            <text:list-item>
              <text:p text:style-name="P21"><text:span text:style-name="T1">Cons:</text:span></text:p>
              <text:list text:style-name="L23">
                <text:list-item>
                  <text:p text:style-name="P23">More complex and resource-intensive</text:p>
                </text:list-item>
                <text:list-item>
                  <text:p text:style-name="P23">May face greater resistance</text:p>
                </text:list-item>
              </text:list>
            </text:list-item>
          </text:list>
        </text:list-item>
      </text:list>
      <text:p text:style-name="Horizontal_20_Line"/>
      <text:h text:style-name="Heading_20_1" text:outline-level="1"><text:bookmark-start text:name="slide-8-rational-comprehensive-approach"/>Slide 8: Rational-Comprehensive Approach<text:bookmark-end text:name="slide-8-rational-comprehensive-approach"/></text:h>
      <text:list text:style-name="L24">
        <text:list-item>
          <text:p text:style-name="P24"><text:span text:style-name="T1">Definition:</text:span></text:p>
          <text:list text:style-name="L25">
            <text:list-item>
              <text:p text:style-name="P25">A systematic, step-by-step method for decision-making.</text:p>
            </text:list-item>
          </text:list>
        </text:list-item>
        <text:list-item>
          <text:p text:style-name="P24"><text:span text:style-name="T1">Characteristics:</text:span></text:p>
          <text:list text:style-name="L26">
            <text:list-item>
              <text:p text:style-name="P26">Comprehensive analysis of all options</text:p>
            </text:list-item>
            <text:list-item>
              <text:p text:style-name="P26">Logical and objective evaluation</text:p>
            </text:list-item>
          </text:list>
        </text:list-item>
        <text:list-item>
          <text:p text:style-name="P24"><text:span text:style-name="T1">Assumptions:</text:span></text:p>
          <text:list text:style-name="L27">
            <text:list-item>
              <text:p text:style-name="P27">Availability of complete information</text:p>
            </text:list-item>
            <text:list-item>
              <text:p text:style-name="P27">Decision-makers are rational actors</text:p>
            </text:list-item>
          </text:list>
        </text:list-item>
      </text:list>
      <text:p text:style-name="Horizontal_20_Line"/>
      <text:h text:style-name="Heading_20_1" text:outline-level="1"><text:bookmark-start text:name="slide-9-steps-in-the-rational-comprehensive-approach"/>Slide 9: Steps in the Rational-Comprehensive Approach<text:bookmark-end text:name="slide-9-steps-in-the-rational-comprehensive-approach"/></text:h>
      <text:list text:style-name="L28">
        <text:list-item>
          <text:p text:style-name="P28"><text:span text:style-name="T1">Define the Problem:</text:span></text:p>
          <text:list text:style-name="L29">
            <text:list-item>
              <text:p text:style-name="P29">Clearly articulate the issue.</text:p>
            </text:list-item>
          </text:list>
        </text:list-item>
        <text:list-item>
          <text:p text:style-name="P28"><text:span text:style-name="T1">Set Goals and Objectives:</text:span></text:p>
          <text:list text:style-name="L30">
            <text:list-item>
              <text:p text:style-name="P30">Determine what you want to achieve.</text:p>
            </text:list-item>
          </text:list>
        </text:list-item>
        <text:list-item>
          <text:p text:style-name="P28"><text:span text:style-name="T1">Identify Alternatives:</text:span></text:p>
          <text:list text:style-name="L31">
            <text:list-item>
              <text:p text:style-name="P31">Generate a wide range of possible solutions.</text:p>
            </text:list-item>
          </text:list>
        </text:list-item>
        <text:list-item>
          <text:p text:style-name="P28"><text:span text:style-name="T1">Evaluate Alternatives:</text:span></text:p>
          <text:list text:style-name="L32">
            <text:list-item>
              <text:p text:style-name="P32">Assess options against set criteria.</text:p>
            </text:list-item>
          </text:list>
        </text:list-item>
        <text:list-item>
          <text:p text:style-name="P28"><text:span text:style-name="T1">Choose the Best Alternative:</text:span></text:p>
          <text:list text:style-name="L33">
            <text:list-item>
              <text:p text:style-name="P33">Select the most effective solution.</text:p>
            </text:list-item>
          </text:list>
        </text:list-item>
        <text:list-item>
          <text:p text:style-name="P28"><text:span text:style-name="T1">Implement the Policy:</text:span></text:p>
          <text:list text:style-name="L34">
            <text:list-item>
              <text:p text:style-name="P34">Put the chosen solution into action.</text:p>
            </text:list-item>
          </text:list>
        </text:list-item>
        <text:list-item>
          <text:p text:style-name="P28"><text:span text:style-name="T1">Monitor and Evaluate:</text:span></text:p>
          <text:list text:style-name="L35">
            <text:list-item>
              <text:p text:style-name="P35">Assess the outcomes and make adjustments as necessary.</text:p>
            </text:list-item>
          </text:list>
        </text:list-item>
      </text:list>
      <text:p text:style-name="Horizontal_20_Line"/>
      <text:h text:style-name="Heading_20_1" text:outline-level="1"><text:bookmark-start text:name="slide-10-critiques-of-the-rational-comprehensive-approach"/>Slide 10: Critiques of the Rational-Comprehensive Approach<text:bookmark-end text:name="slide-10-critiques-of-the-rational-comprehensive-approach"/></text:h>
      <text:list text:style-name="L36">
        <text:list-item>
          <text:p text:style-name="P36"><text:span text:style-name="T1">Limitations:</text:span></text:p>
          <text:list text:style-name="L37">
            <text:list-item>
              <text:p text:style-name="P37"><text:span text:style-name="T1">Information Overload:</text:span> Impossible to consider all options.</text:p>
            </text:list-item>
            <text:list-item>
              <text:p text:style-name="P37"><text:span text:style-name="T1">Time Constraints:</text:span> Decision-making often occurs under pressure.</text:p>
            </text:list-item>
            <text:list-item>
              <text:p text:style-name="P37"><text:span text:style-name="T1">Resource Limitations:</text:span> Limited budgets and staffing.</text:p>
            </text:list-item>
          </text:list>
        </text:list-item>
        <text:list-item>
          <text:p text:style-name="P36"><text:span text:style-name="T1">Alternative:</text:span> Incrementalism (making small, gradual changes)</text:p>
        </text:list-item>
      </text:list>
      <text:p text:style-name="Horizontal_20_Line"/>
      <text:h text:style-name="Heading_20_1" text:outline-level="1"><text:bookmark-start text:name="slide-11-post-positivist-approaches-to-policy-analysis"/>Slide 11: Post-Positivist Approaches to Policy Analysis<text:bookmark-end text:name="slide-11-post-positivist-approaches-to-policy-analysis"/></text:h>
      <text:list text:style-name="L38">
        <text:list-item>
          <text:p text:style-name="P38"><text:span text:style-name="T1">Definition:</text:span></text:p>
          <text:list text:style-name="L39">
            <text:list-item>
              <text:p text:style-name="P39">Approaches that challenge the notion of objective reality in policy analysis.</text:p>
            </text:list-item>
          </text:list>
        </text:list-item>
        <text:list-item>
          <text:p text:style-name="P38"><text:span text:style-name="T1">Key Concepts:</text:span></text:p>
          <text:list text:style-name="L40">
            <text:list-item>
              <text:p text:style-name="P40"><text:span text:style-name="T1">Interpretivism:</text:span> Understanding the subjective meanings of stakeholders.</text:p>
            </text:list-item>
            <text:list-item>
              <text:p text:style-name="P40"><text:span text:style-name="T1">Constructivism:</text:span> Reality is socially constructed.</text:p>
            </text:list-item>
          </text:list>
        </text:list-item>
        <text:list-item>
          <text:p text:style-name="P38"><text:span text:style-name="T1">Methods:</text:span></text:p>
          <text:list text:style-name="L41">
            <text:list-item>
              <text:p text:style-name="P41">Qualitative research</text:p>
            </text:list-item>
            <text:list-item>
              <text:p text:style-name="P41">Discourse analysis</text:p>
            </text:list-item>
          </text:list>
        </text:list-item>
        <text:list-item>
          <text:p text:style-name="P38"><text:span text:style-name="T1">Benefits:</text:span></text:p>
          <text:list text:style-name="L42">
            <text:list-item>
              <text:p text:style-name="P42">Recognizes the role of values and beliefs</text:p>
            </text:list-item>
            <text:list-item>
              <text:p text:style-name="P42">Incorporates multiple perspectives</text:p>
            </text:list-item>
          </text:list>
        </text:list-item>
      </text:list>
      <text:p text:style-name="Horizontal_20_Line"/>
      <text:h text:style-name="Heading_20_1" text:outline-level="1"><text:bookmark-start text:name="slide-12-comparing-positivist-and-post-positivist-approaches"/>Slide 12: Comparing Positivist and Post-Positivist Approaches<text:bookmark-end text:name="slide-12-comparing-positivist-and-post-positivist-approache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<text:span text:style-name="T1">Aspect</text:span></text:p>
            </table:table-cell>
            <table:table-cell table:style-name="TableHeaderRowCell" office:value-type="string">
              <text:p text:style-name="Table_20_Heading"><text:span text:style-name="T1">Positivist</text:span></text:p>
            </table:table-cell>
            <table:table-cell table:style-name="TableHeaderRowCell" office:value-type="string">
              <text:p text:style-name="Table_20_Heading"><text:span text:style-name="T1">Post-Positivist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Ontology</text:span></text:p>
          </table:table-cell>
          <table:table-cell table:style-name="TableRowCell" office:value-type="string">
            <text:p text:style-name="Table_20_Contents">Objective reality exists</text:p>
          </table:table-cell>
          <table:table-cell table:style-name="TableRowCell" office:value-type="string">
            <text:p text:style-name="Table_20_Contents">Reality is socially constructed</text:p>
          </table:table-cell>
        </table:table-row>
        <table:table-row>
          <table:table-cell table:style-name="TableRowCell" office:value-type="string">
            <text:p text:style-name="Table_20_Contents"><text:span text:style-name="T1">Methodology</text:span></text:p>
          </table:table-cell>
          <table:table-cell table:style-name="TableRowCell" office:value-type="string">
            <text:p text:style-name="Table_20_Contents">Quantitative, empirical methods</text:p>
          </table:table-cell>
          <table:table-cell table:style-name="TableRowCell" office:value-type="string">
            <text:p text:style-name="Table_20_Contents">Qualitative, interpretive methods</text:p>
          </table:table-cell>
        </table:table-row>
        <table:table-row>
          <table:table-cell table:style-name="TableRowCell" office:value-type="string">
            <text:p text:style-name="Table_20_Contents"><text:span text:style-name="T1">Goal</text:span></text:p>
          </table:table-cell>
          <table:table-cell table:style-name="TableRowCell" office:value-type="string">
            <text:p text:style-name="Table_20_Contents">Explanation and prediction</text:p>
          </table:table-cell>
          <table:table-cell table:style-name="TableRowCell" office:value-type="string">
            <text:p text:style-name="Table_20_Contents">Understanding and meaning</text:p>
          </table:table-cell>
        </table:table-row>
        <table:table-row>
          <table:table-cell table:style-name="TableRowCell" office:value-type="string">
            <text:p text:style-name="Table_20_Contents"><text:span text:style-name="T1">Policy Implication</text:span></text:p>
          </table:table-cell>
          <table:table-cell table:style-name="TableRowCell" office:value-type="string">
            <text:p text:style-name="Table_20_Contents">Technocratic solutions</text:p>
          </table:table-cell>
          <table:table-cell table:style-name="TableRowCell" office:value-type="string">
            <text:p text:style-name="Table_20_Contents">Inclusive, participatory policies</text:p>
          </table:table-cell>
        </table:table-row>
      </table:table>
      <text:p text:style-name="Horizontal_20_Line"/>
      <text:h text:style-name="Heading_20_1" text:outline-level="1"><text:bookmark-start text:name="slide-13-the-political-nature-of-policy-analysis"/>Slide 13: The Political Nature of Policy Analysis<text:bookmark-end text:name="slide-13-the-political-nature-of-policy-analysis"/></text:h>
      <text:list text:style-name="L43">
        <text:list-item>
          <text:p text:style-name="P43"><text:span text:style-name="T1">Influence of Politics:</text:span></text:p>
          <text:list text:style-name="L44">
            <text:list-item>
              <text:p text:style-name="P44">Policy analysis is embedded in a political context.</text:p>
            </text:list-item>
            <text:list-item>
              <text:p text:style-name="P44">Decisions often reflect political preferences.</text:p>
            </text:list-item>
          </text:list>
        </text:list-item>
        <text:list-item>
          <text:p text:style-name="P43"><text:span text:style-name="T1">Role of Values:</text:span></text:p>
          <text:list text:style-name="L45">
            <text:list-item>
              <text:p text:style-name="P45">Different stakeholders hold varying values and interests.</text:p>
            </text:list-item>
          </text:list>
        </text:list-item>
        <text:list-item>
          <text:p text:style-name="P43"><text:span text:style-name="T1">Policy Analysis vs. Politics:</text:span></text:p>
          <text:list text:style-name="L46">
            <text:list-item>
              <text:p text:style-name="P46">Analysis provides information; politics decides action.</text:p>
            </text:list-item>
          </text:list>
        </text:list-item>
        <text:list-item>
          <text:p text:style-name="P43"><text:span text:style-name="T1">Examples:</text:span></text:p>
          <text:list text:style-name="L47">
            <text:list-item>
              <text:p text:style-name="P47">Debates on healthcare, education reform, immigration</text:p>
            </text:list-item>
          </text:list>
        </text:list-item>
      </text:list>
      <text:p text:style-name="Horizontal_20_Line"/>
      <text:h text:style-name="Heading_20_1" text:outline-level="1"><text:bookmark-start text:name="slide-14-policy-analysis-in-a-political-context"/>Slide 14: Policy Analysis in a Political Context<text:bookmark-end text:name="slide-14-policy-analysis-in-a-political-context"/></text:h>
      <text:list text:style-name="L48">
        <text:list-item>
          <text:p text:style-name="P48"><text:span text:style-name="T1">Challenges:</text:span></text:p>
          <text:list text:style-name="L49">
            <text:list-item>
              <text:p text:style-name="P49"><text:span text:style-name="T1">Bias and Advocacy:</text:span> Analysts may have their own agendas.</text:p>
            </text:list-item>
            <text:list-item>
              <text:p text:style-name="P49"><text:span text:style-name="T1">Political Feasibility:</text:span> Not all effective policies are politically acceptable.</text:p>
            </text:list-item>
          </text:list>
        </text:list-item>
        <text:list-item>
          <text:p text:style-name="P48"><text:span text:style-name="T1">Strategies:</text:span></text:p>
          <text:list text:style-name="L50">
            <text:list-item>
              <text:p text:style-name="P50"><text:span text:style-name="T1">Stakeholder Engagement:</text:span> Include diverse perspectives.</text:p>
            </text:list-item>
            <text:list-item>
              <text:p text:style-name="P50"><text:span text:style-name="T1">Transparent Methods:</text:span> Build credibility and trust.</text:p>
            </text:list-item>
            <text:list-item>
              <text:p text:style-name="P50"><text:span text:style-name="T1">Ethical Considerations:</text:span> Maintain integrity in analysis.</text:p>
            </text:list-item>
          </text:list>
        </text:list-item>
      </text:list>
      <text:p text:style-name="Horizontal_20_Line"/>
      <text:h text:style-name="Heading_20_1" text:outline-level="1"><text:bookmark-start text:name="slide-15-integrating-analysis-and-politics"/>Slide 15: Integrating Analysis and Politics<text:bookmark-end text:name="slide-15-integrating-analysis-and-politics"/></text:h>
      <text:list text:style-name="L51">
        <text:list-item>
          <text:p text:style-name="P51"><text:span text:style-name="T1">Collaborative Approaches:</text:span></text:p>
          <text:list text:style-name="L52">
            <text:list-item>
              <text:p text:style-name="P52">Working with policymakers and stakeholders.</text:p>
            </text:list-item>
          </text:list>
        </text:list-item>
        <text:list-item>
          <text:p text:style-name="P51"><text:span text:style-name="T1">Adaptive Policy-Making:</text:span></text:p>
          <text:list text:style-name="L53">
            <text:list-item>
              <text:p text:style-name="P53">Flexibility to adjust policies as contexts change.</text:p>
            </text:list-item>
          </text:list>
        </text:list-item>
        <text:list-item>
          <text:p text:style-name="P51"><text:span text:style-name="T1">Communication Skills:</text:span></text:p>
          <text:list text:style-name="L54">
            <text:list-item>
              <text:p text:style-name="P54">Translating technical analysis into accessible language.</text:p>
            </text:list-item>
          </text:list>
        </text:list-item>
      </text:list>
      <text:p text:style-name="Horizontal_20_Line"/>
      <text:h text:style-name="Heading_20_1" text:outline-level="1"><text:bookmark-start text:name="slide-16-case-study-discussion"/>Slide 16: Case Study Discussion<text:bookmark-end text:name="slide-16-case-study-discussion"/></text:h>
      <text:list text:style-name="L55">
        <text:list-item>
          <text:p text:style-name="P55"><text:span text:style-name="T1">Example Policy Issue:</text:span></text:p>
          <text:list text:style-name="L56">
            <text:list-item>
              <text:p text:style-name="P56">Climate Change Policy</text:p>
            </text:list-item>
          </text:list>
        </text:list-item>
        <text:list-item>
          <text:p text:style-name="P55"><text:span text:style-name="T1">Discussion Points:</text:span></text:p>
          <text:list text:style-name="L57">
            <text:list-item>
              <text:p text:style-name="P57">How do problem definitions affect policy options?</text:p>
            </text:list-item>
            <text:list-item>
              <text:p text:style-name="P57">Root vs. proximate causes in environmental policy</text:p>
            </text:list-item>
            <text:list-item>
              <text:p text:style-name="P57">The role of politics in adopting climate policies</text:p>
            </text:list-item>
          </text:list>
        </text:list-item>
        <text:list-item>
          <text:p text:style-name="P55"><text:span text:style-name="T1">Activity:</text:span></text:p>
          <text:list text:style-name="L58">
            <text:list-item>
              <text:p text:style-name="P58">Break into groups to analyze different aspects.</text:p>
            </text:list-item>
          </text:list>
        </text:list-item>
      </text:list>
      <text:p text:style-name="Horizontal_20_Line"/>
      <text:h text:style-name="Heading_20_1" text:outline-level="1"><text:bookmark-start text:name="slide-17-conclusion"/>Slide 17: Conclusion<text:bookmark-end text:name="slide-17-conclusion"/></text:h>
      <text:list text:style-name="L59">
        <text:list-item>
          <text:p text:style-name="P59"><text:span text:style-name="T1">Key Takeaways:</text:span></text:p>
          <text:list text:style-name="L60">
            <text:list-item>
              <text:p text:style-name="P60">Policy analysis is both a technical and political process.</text:p>
            </text:list-item>
            <text:list-item>
              <text:p text:style-name="P60">Problem definition is crucial and shaped by societal values.</text:p>
            </text:list-item>
            <text:list-item>
              <text:p text:style-name="P60">Understanding different approaches enhances analysis.</text:p>
            </text:list-item>
            <text:list-item>
              <text:p text:style-name="P60">Being aware of the political context is essential for effective policy-making.</text:p>
            </text:list-item>
          </text:list>
        </text:list-item>
      </text:list>
      <text:p text:style-name="Horizontal_20_Line"/>
      <text:h text:style-name="Heading_20_1" text:outline-level="1"><text:bookmark-start text:name="speaker-notes-for-selected-slides"/>Speaker Notes for Selected Slides<text:bookmark-end text:name="speaker-notes-for-selected-slides"/></text:h>
      <text:p text:style-name="First_20_paragraph"><text:span text:style-name="T1">Slide 3: What is Policy Analysis?</text:span></text:p>
      <text:list text:style-name="L61">
        <text:list-item>
          <text:p text:style-name="P61"><text:span text:style-name="T1">Speaker Notes:</text:span></text:p>
          <text:list text:style-name="L62">
            <text:list-item>
              <text:p text:style-name="P62">Emphasize that policy analysis is about providing evidence-based options to decision-makers.</text:p>
            </text:list-item>
            <text:list-item>
              <text:p text:style-name="P62">Highlight that it’s interdisciplinary, involving economics, sociology, political science, etc.</text:p>
            </text:list-item>
          </text:list>
        </text:list-item>
      </text:list>
      <text:p text:style-name="First_20_paragraph"><text:span text:style-name="T1">Slide 6: The Social Construction of Problems</text:span></text:p>
      <text:list text:style-name="L63">
        <text:list-item>
          <text:p text:style-name="P63"><text:span text:style-name="T1">Speaker Notes:</text:span></text:p>
          <text:list text:style-name="L64">
            <text:list-item>
              <text:p text:style-name="P64">Use the example of how different societies perceive gun control.</text:p>
            </text:list-item>
            <text:list-item>
              <text:p text:style-name="P64">Discuss how media and cultural narratives shape our understanding of issues.</text:p>
            </text:list-item>
          </text:list>
        </text:list-item>
      </text:list>
      <text:p text:style-name="Horizontal_20_Line"/>
      <text:p text:style-name="First_20_paragraph"><text:span text:style-name="T1">Slide 9: Steps in the Rational-Comprehensive Approach</text:span></text:p>
      <text:list text:style-name="L65">
        <text:list-item>
          <text:p text:style-name="P65"><text:span text:style-name="T1">Speaker Notes:</text:span></text:p>
          <text:list text:style-name="L66">
            <text:list-item>
              <text:p text:style-name="P66">Walk through each step with real-world examples.</text:p>
            </text:list-item>
            <text:list-item>
              <text:p text:style-name="P66">Mention that while ideal, this approach can be challenging due to real-world constraints.</text:p>
            </text:list-item>
          </text:list>
        </text:list-item>
      </text:list>
      <text:p text:style-name="First_20_paragraph"><text:span text:style-name="T1">Slide 11: Post-Positivist Approaches to Policy Analysis</text:span></text:p>
      <text:list text:style-name="L67">
        <text:list-item>
          <text:p text:style-name="P67"><text:span text:style-name="T1">Speaker Notes:</text:span></text:p>
          <text:list text:style-name="L68">
            <text:list-item>
              <text:p text:style-name="P68">Explain that these approaches allow for more nuanced understanding.</text:p>
            </text:list-item>
            <text:list-item>
              <text:p text:style-name="P68">Discuss how they can capture marginalized voices in policy debates.</text:p>
            </text:list-item>
          </text:list>
        </text:list-item>
      </text:list>
      <text:p text:style-name="First_20_paragraph"><text:span text:style-name="T1">Slide 13: The Political Nature of Policy Analysis</text:span></text:p>
      <text:list text:style-name="L69">
        <text:list-item>
          <text:p text:style-name="P69"><text:span text:style-name="T1">Speaker Notes:</text:span></text:p>
          <text:list text:style-name="L70">
            <text:list-item>
              <text:p text:style-name="P70">Provide examples of how political agendas can influence policy choices.</text:p>
            </text:list-item>
            <text:list-item>
              <text:p text:style-name="P70">Stress the importance of being aware of these influences as analyst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5.1 Policy Analysis</dc:title>
    <dc:description/>
    <dc:subject/>
    <meta:keyword/>
    <meta:initial-creator>David P. Adams, Ph.D.</meta:initial-creator>
    <dc:creator>David P. Adams, Ph.D.</dc:creator>
    <meta:creation-date>2024-09-28T02:52:27Z</meta:creation-date>
    <dc:date>2024-09-28T02:52:27Z</dc:date>
    <meta:user-defined meta:name="aspectratio" meta:value-type="string">169</meta:user-defined>
    <meta:user-defined meta:name="lecture" meta:value-type="string">Lecture 1</meta:user-defined>
    <meta:user-defined meta:name="margin" meta:value-type="string">1.5in</meta:user-defined>
    <meta:user-defined meta:name="semester" meta:value-type="string">Fall 2024</meta:user-defined>
    <meta:user-defined meta:name="subtitle" meta:value-type="string">POSC 315 - Introduction to Public Policy</meta:user-defined>
    <meta:user-defined meta:name="theme" meta:value-type="string">metropolis</meta:user-defined>
    <meta:user-defined meta:name="week" meta:value-type="string">Week 5</meta:user-defined>
  </office:meta>
</office:document-meta>
</file>